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Roboto1" svg:font-family="Roboto, sans-serif"/>
    <style:font-face style:name="SFMono-Regular" svg:font-family="SFMono-Regular, Consolas, 'Liberation Mono', Menlo, monospace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3.771cm" fo:margin-left="0.069cm" table:align="left"/>
    </style:style>
    <style:style style:name="Tabla1.A" style:family="table-column">
      <style:table-column-properties style:column-width="0.109cm"/>
    </style:style>
    <style:style style:name="Tabla1.B" style:family="table-column">
      <style:table-column-properties style:column-width="13.66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236cm" fo:padding-right="0.236cm" fo:padding-top="0.109cm" fo:padding-bottom="0.109cm" fo:border="0.05pt solid #dfe2e5"/>
    </style:style>
    <style:style style:name="Tabla1.B1" style:family="table-cell">
      <style:table-cell-properties fo:padding="0.049cm" fo:border="none"/>
    </style:style>
    <style:style style:name="Tabla1.3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fo:color="#000000" fo:font-size="10pt" fo:font-weight="bold" officeooo:rsid="003ed29c" officeooo:paragraph-rsid="0013d894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fo:font-size="10pt" officeooo:rsid="003d1af3" officeooo:paragraph-rsid="0013d89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fo:font-size="10pt" officeooo:rsid="0027d1ed" officeooo:paragraph-rsid="0013d89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style:text-underline-style="solid" style:text-underline-width="auto" style:text-underline-color="font-color" fo:font-weight="normal" officeooo:rsid="002e8ce2" officeooo:paragraph-rsid="0013d89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3ed29c" officeooo:paragraph-rsid="0013d89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025f" officeooo:paragraph-rsid="0013d89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359718" officeooo:paragraph-rsid="0013d894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2a7afe" officeooo:paragraph-rsid="0013d894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025f" officeooo:paragraph-rsid="0013d894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2a7afe" officeooo:paragraph-rsid="0013d89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4d5ed" officeooo:paragraph-rsid="0013d89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officeooo:paragraph-rsid="00143fa7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Roboto" fo:font-size="10pt" fo:letter-spacing="normal" fo:font-style="normal" fo:font-weight="normal" officeooo:rsid="00437f0f" officeooo:paragraph-rsid="0013d894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Roboto" fo:font-size="7.19999980926514pt" fo:letter-spacing="normal" fo:font-style="normal" fo:font-weight="normal" officeooo:rsid="004655fa" officeooo:paragraph-rsid="0013d894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655fa" officeooo:paragraph-rsid="0013d89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apple-system" fo:font-size="10pt" fo:letter-spacing="normal" fo:font-style="normal" fo:font-weight="normal" officeooo:rsid="001790af" officeooo:paragraph-rsid="0015b5ab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000000" style:font-name="apple-system" fo:font-size="10pt" fo:letter-spacing="normal" fo:font-style="normal" fo:font-weight="normal" officeooo:rsid="001790af" officeooo:paragraph-rsid="0015b5ab" style:font-size-asian="10pt" style:font-size-complex="10pt"/>
    </style:style>
    <style:style style:name="P20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normal" officeooo:rsid="0016248a" officeooo:paragraph-rsid="0015b5ab" style:font-size-asian="10.5pt" style:font-size-complex="10.5pt"/>
    </style:style>
    <style:style style:name="P21" style:family="paragraph" style:parent-style-name="Standard">
      <style:text-properties fo:font-variant="normal" fo:text-transform="none" fo:color="#000000" style:font-name="apple-system" fo:font-size="10.5pt" fo:letter-spacing="normal" fo:font-style="normal" fo:font-weight="normal" officeooo:rsid="00143f66" officeooo:paragraph-rsid="0015b5ab" style:font-size-asian="10.5pt" style:font-size-complex="10.5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33333" style:font-name="Roboto" fo:font-size="10pt" fo:letter-spacing="normal" fo:font-style="normal" fo:font-weight="normal" officeooo:rsid="0013d894" officeooo:paragraph-rsid="0013d894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ffffff" style:font-name="Roboto" fo:font-size="10pt" fo:letter-spacing="normal" fo:font-style="normal" fo:font-weight="normal" officeooo:rsid="003ffe47" officeooo:paragraph-rsid="0013d89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ffffff" style:font-name="Roboto" fo:font-size="10pt" fo:letter-spacing="normal" fo:font-style="normal" fo:font-weight="normal" officeooo:rsid="002a7afe" officeooo:paragraph-rsid="0013d894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24292e" style:font-name="apple-system" fo:font-size="8.25pt" fo:letter-spacing="normal" fo:font-style="normal" fo:font-weight="normal" officeooo:rsid="0016248a" officeooo:paragraph-rsid="0015b5ab" style:font-size-asian="10.5pt" style:font-size-complex="10.5pt"/>
    </style:style>
    <style:style style:name="P26" style:family="paragraph" style:parent-style-name="Standard">
      <style:text-properties fo:font-variant="normal" fo:text-transform="none" fo:color="#24292e" style:font-name="apple-system" fo:font-size="8.25pt" fo:letter-spacing="normal" fo:font-style="normal" fo:font-weight="normal" officeooo:paragraph-rsid="0015b5ab"/>
    </style:style>
    <style:style style:name="P27" style:family="paragraph" style:parent-style-name="Standard">
      <style:text-properties fo:color="#000000" fo:font-size="10.5pt" officeooo:rsid="00143f66" officeooo:paragraph-rsid="0015b5ab" style:font-size-asian="9.14999961853027pt" style:font-size-complex="10.5pt"/>
    </style:style>
    <style:style style:name="P28" style:family="paragraph" style:parent-style-name="Standard">
      <style:text-properties fo:color="#000000" fo:font-size="10.5pt" officeooo:rsid="001606a8" officeooo:paragraph-rsid="0015b5ab" style:font-size-asian="9.14999961853027pt" style:font-size-complex="10.5pt"/>
    </style:style>
    <style:style style:name="P29" style:family="paragraph" style:parent-style-name="Standard">
      <style:text-properties fo:color="#000000" fo:font-size="10.5pt" officeooo:rsid="001790af" officeooo:paragraph-rsid="0015b5ab" style:font-size-asian="10.5pt" style:font-size-complex="10.5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143f66" officeooo:paragraph-rsid="0015b5ab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fo:font-weight="bold" officeooo:rsid="00143f66" officeooo:paragraph-rsid="0015b5ab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0.5pt" officeooo:rsid="00143f66" officeooo:paragraph-rsid="0015b5ab" style:font-size-asian="9.14999961853027pt" style:font-size-complex="10.5pt"/>
    </style:style>
    <style:style style:name="P33" style:family="paragraph" style:parent-style-name="Standard">
      <style:text-properties fo:font-size="10.5pt" officeooo:rsid="001619d4" officeooo:paragraph-rsid="0015b5ab" style:font-size-asian="9.14999961853027pt" style:font-size-complex="10.5pt"/>
    </style:style>
    <style:style style:name="P34" style:family="paragraph" style:parent-style-name="Standard">
      <style:text-properties fo:font-size="10.5pt" fo:font-weight="bold" officeooo:rsid="00143f66" officeooo:paragraph-rsid="0015b5ab" style:font-size-asian="9.14999961853027pt" style:font-weight-asian="bold" style:font-size-complex="10.5pt" style:font-weight-complex="bold"/>
    </style:style>
    <style:style style:name="P35" style:family="paragraph" style:parent-style-name="Standard">
      <style:text-properties fo:font-size="10.5pt" fo:font-weight="bold" officeooo:rsid="001619d4" officeooo:paragraph-rsid="0015b5ab" style:font-size-asian="9.14999961853027pt" style:font-weight-asian="bold" style:font-size-complex="10.5pt" style:font-weight-complex="bold"/>
    </style:style>
    <style:style style:name="P36" style:family="paragraph" style:parent-style-name="Standard">
      <style:text-properties fo:color="#680059" fo:font-size="10.5pt" officeooo:rsid="001606a8" officeooo:paragraph-rsid="0015b5ab" style:font-size-asian="9.14999961853027pt" style:font-size-complex="10.5pt"/>
    </style:style>
    <style:style style:name="P37" style:family="paragraph" style:parent-style-name="Standard">
      <style:text-properties officeooo:paragraph-rsid="0015b5ab"/>
    </style:style>
    <style:style style:name="P38" style:family="paragraph" style:parent-style-name="Table_20_Heading">
      <style:text-properties fo:font-weight="bold" officeooo:paragraph-rsid="0015b5ab"/>
    </style:style>
    <style:style style:name="P39" style:family="paragraph" style:parent-style-name="Table_20_Heading">
      <style:text-properties fo:font-size="10.5pt" fo:font-weight="bold" officeooo:paragraph-rsid="0015b5ab" style:font-size-asian="10.5pt" style:font-size-complex="10.5pt"/>
    </style:style>
    <style:style style:name="P40" style:family="paragraph" style:parent-style-name="Table_20_Contents">
      <style:text-properties fo:font-size="2pt" officeooo:paragraph-rsid="0015b5ab" style:font-size-asian="2pt" style:font-size-complex="2pt"/>
    </style:style>
    <style:style style:name="P41" style:family="paragraph" style:parent-style-name="Table_20_Contents">
      <style:text-properties officeooo:paragraph-rsid="0015b5ab"/>
    </style:style>
    <style:style style:name="T1" style:family="text">
      <style:text-properties fo:font-variant="normal" fo:text-transform="none" style:font-name="Roboto" fo:letter-spacing="normal" fo:font-style="normal" fo:font-weight="normal"/>
    </style:style>
    <style:style style:name="T2" style:family="text">
      <style:text-properties fo:font-variant="normal" fo:text-transform="none" style:font-name="Roboto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Roboto" fo:letter-spacing="normal" fo:font-style="normal" fo:font-weight="normal" officeooo:rsid="002a7afe" style:font-weight-asian="normal" style:font-weight-complex="normal"/>
    </style:style>
    <style:style style:name="T4" style:family="text">
      <style:text-properties fo:font-variant="normal" fo:text-transform="none" style:font-name="Roboto" fo:letter-spacing="normal" fo:font-style="normal" fo:font-weight="normal" officeooo:rsid="003ffe47" style:font-weight-asian="normal" style:font-weight-complex="normal"/>
    </style:style>
    <style:style style:name="T5" style:family="text">
      <style:text-properties fo:font-variant="normal" fo:text-transform="none" style:font-name="Roboto" fo:letter-spacing="normal" fo:font-style="normal" fo:font-weight="normal" officeooo:rsid="0013d894" style:font-weight-asian="normal" style:font-weight-complex="normal"/>
    </style:style>
    <style:style style:name="T6" style:family="text">
      <style:text-properties fo:font-variant="normal" fo:text-transform="none" style:font-name="Roboto" fo:letter-spacing="normal" fo:font-style="normal" fo:font-weight="normal" officeooo:rsid="0027d1ed" style:font-weight-asian="normal" style:font-weight-complex="normal"/>
    </style:style>
    <style:style style:name="T7" style:family="text">
      <style:text-properties fo:font-variant="normal" fo:text-transform="none" style:font-name="Roboto" fo:letter-spacing="normal" fo:font-style="normal" fo:font-weight="normal" officeooo:rsid="002c65c5" style:font-weight-asian="normal" style:font-weight-complex="normal"/>
    </style:style>
    <style:style style:name="T8" style:family="text">
      <style:text-properties fo:font-variant="normal" fo:text-transform="none" style:font-name="Roboto" fo:letter-spacing="normal" fo:font-style="normal" fo:font-weight="normal" officeooo:rsid="003ed29c" style:font-weight-asian="normal" style:font-weight-complex="normal"/>
    </style:style>
    <style:style style:name="T9" style:family="text">
      <style:text-properties fo:font-variant="normal" fo:text-transform="none" style:font-name="Roboto" fo:letter-spacing="normal" fo:font-style="normal" fo:font-weight="normal" officeooo:rsid="003d1af3" style:font-weight-asian="normal" style:font-weight-complex="normal"/>
    </style:style>
    <style:style style:name="T10" style:family="text">
      <style:text-properties fo:font-variant="normal" fo:text-transform="none" style:font-name="Roboto" fo:letter-spacing="normal" fo:font-style="normal" fo:font-weight="normal" officeooo:rsid="0027d1ed"/>
    </style:style>
    <style:style style:name="T11" style:family="text">
      <style:text-properties fo:font-variant="normal" fo:text-transform="none" style:font-name="Roboto" fo:letter-spacing="normal" fo:font-style="normal" fo:font-weight="normal" officeooo:rsid="002e8ce2"/>
    </style:style>
    <style:style style:name="T12" style:family="text">
      <style:text-properties fo:font-variant="normal" fo:text-transform="none" style:font-name="Roboto" fo:letter-spacing="normal" fo:font-style="normal" fo:font-weight="normal" officeooo:rsid="00437f0f"/>
    </style:style>
    <style:style style:name="T13" style:family="text">
      <style:text-properties fo:font-variant="normal" fo:text-transform="none" style:font-name="Roboto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style:font-name="Roboto" fo:letter-spacing="normal" fo:font-style="normal" fo:font-weight="bold" officeooo:rsid="002a7afe" style:font-weight-asian="bold" style:font-weight-complex="bold"/>
    </style:style>
    <style:style style:name="T15" style:family="text">
      <style:text-properties fo:font-variant="normal" fo:text-transform="none" fo:color="#000000" style:font-name="Roboto" fo:font-size="10.5pt" fo:letter-spacing="normal" fo:font-style="normal" fo:font-weight="normal" officeooo:rsid="002a7afe" fo:background-color="transparent" loext:char-shading-value="0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Roboto" fo:font-size="10.5pt" fo:letter-spacing="normal" fo:font-style="normal" fo:font-weight="normal" officeooo:rsid="00143fa7" fo:background-color="transparent" loext:char-shading-value="0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Roboto" fo:letter-spacing="normal" fo:font-style="normal" fo:font-weight="normal" officeooo:rsid="002a7afe"/>
    </style:style>
    <style:style style:name="T18" style:family="text">
      <style:text-properties fo:font-variant="normal" fo:text-transform="none" fo:color="#000000" style:font-name="Roboto" fo:letter-spacing="normal" fo:font-style="normal" fo:font-weight="normal" officeooo:rsid="003ffe47"/>
    </style:style>
    <style:style style:name="T19" style:family="text">
      <style:text-properties fo:font-variant="normal" fo:text-transform="none" fo:color="#000000" style:font-name="Roboto" fo:letter-spacing="normal" fo:font-style="normal" fo:font-weight="normal" officeooo:rsid="00341491"/>
    </style:style>
    <style:style style:name="T20" style:family="text">
      <style:text-properties fo:font-variant="normal" fo:text-transform="none" fo:color="#000000" style:font-name="Roboto" fo:letter-spacing="normal" fo:font-style="normal" fo:font-weight="normal" officeooo:rsid="0013d894"/>
    </style:style>
    <style:style style:name="T21" style:family="text">
      <style:text-properties fo:font-variant="normal" fo:text-transform="none" fo:color="#000000" style:font-name="Roboto" fo:letter-spacing="normal" fo:font-style="normal" fo:font-weight="normal" officeooo:rsid="00143fa7"/>
    </style:style>
    <style:style style:name="T22" style:family="text">
      <style:text-properties fo:font-variant="normal" fo:text-transform="none" fo:color="#000000" style:font-name="Roboto" fo:letter-spacing="normal" fo:font-style="normal" fo:font-weight="bold" officeooo:rsid="003ffe47" style:font-weight-asian="bold" style:font-weight-complex="bold"/>
    </style:style>
    <style:style style:name="T23" style:family="text">
      <style:text-properties fo:font-variant="normal" fo:text-transform="none" fo:color="#000000" style:font-name="apple-system" fo:font-size="10.5pt" fo:letter-spacing="normal" fo:font-style="normal" fo:font-weight="normal" officeooo:rsid="0016248a" style:font-size-asian="10.5pt" style:font-size-complex="10.5pt"/>
    </style:style>
    <style:style style:name="T24" style:family="text">
      <style:text-properties fo:font-variant="normal" fo:text-transform="none" fo:color="#000000" style:font-name="apple-system" fo:font-size="10.5pt" fo:letter-spacing="normal" fo:font-style="normal" fo:font-weight="normal" officeooo:rsid="001790af" style:font-size-asian="10.5pt" style:font-size-complex="10.5pt"/>
    </style:style>
    <style:style style:name="T25" style:family="text">
      <style:text-properties fo:font-variant="normal" fo:text-transform="none" fo:color="#000000" style:font-name="apple-system" fo:font-size="10.5pt" fo:letter-spacing="normal" fo:font-style="normal" style:text-underline-style="solid" style:text-underline-width="auto" style:text-underline-color="font-color" fo:font-weight="normal" officeooo:rsid="0016248a" fo:background-color="#ffffff" loext:char-shading-value="0" style:font-size-asian="10.5pt" style:font-size-complex="10.5pt"/>
    </style:style>
    <style:style style:name="T26" style:family="text">
      <style:text-properties fo:font-variant="normal" fo:text-transform="none" fo:color="#000000" style:font-name="apple-system" fo:font-size="10.5pt" fo:letter-spacing="normal" fo:font-weight="normal" officeooo:rsid="0016248a" style:font-size-asian="10.5pt" style:font-size-complex="10.5pt"/>
    </style:style>
    <style:style style:name="T27" style:family="text">
      <style:text-properties fo:font-variant="normal" fo:text-transform="none" fo:color="#000000" style:font-name="apple-system" fo:font-size="13pt" fo:letter-spacing="normal" fo:font-style="normal" fo:font-weight="normal" officeooo:rsid="0016248a" style:font-size-asian="13pt" style:font-size-complex="13pt"/>
    </style:style>
    <style:style style:name="T28" style:family="text">
      <style:text-properties fo:font-variant="normal" fo:text-transform="none" fo:color="#000000" style:font-name="apple-system" fo:font-size="10pt" fo:letter-spacing="normal" fo:font-style="normal" fo:font-weight="normal" officeooo:rsid="001790af" style:font-size-asian="10pt" style:font-size-complex="10pt"/>
    </style:style>
    <style:style style:name="T29" style:family="text">
      <style:text-properties fo:font-variant="normal" fo:text-transform="none" fo:color="#000000" style:font-name="SFMono-Regular" fo:font-size="10.5pt" fo:letter-spacing="normal" fo:font-style="normal" fo:font-weight="normal" officeooo:rsid="0016248a" style:font-size-asian="10.5pt" style:font-size-complex="10.5pt"/>
    </style:style>
    <style:style style:name="T30" style:family="text">
      <style:text-properties fo:font-variant="normal" fo:text-transform="none" fo:color="#000000" style:text-line-through-style="none" style:text-line-through-type="none" style:font-name="apple-system" fo:font-size="10.5pt" fo:letter-spacing="normal" fo:font-style="normal" style:text-underline-style="none" fo:font-weight="normal" officeooo:rsid="0016248a" style:text-blinking="false" fo:background-color="#ffffff" loext:char-shading-value="0" style:font-size-asian="10.5pt" style:font-size-complex="10.5pt"/>
    </style:style>
    <style:style style:name="T31" style:family="text">
      <style:text-properties fo:font-variant="normal" fo:text-transform="none" fo:color="#000000" style:text-line-through-style="none" style:text-line-through-type="none" style:font-name="apple-system" fo:font-size="10.5pt" fo:letter-spacing="normal" fo:font-style="normal" style:text-underline-style="none" fo:font-weight="normal" officeooo:rsid="001790af" style:text-blinking="false" fo:background-color="#ffffff" loext:char-shading-value="0" style:font-size-asian="10.5pt" style:font-size-complex="10.5pt"/>
    </style:style>
    <style:style style:name="T32" style:family="text">
      <style:text-properties fo:font-variant="normal" fo:text-transform="none" style:font-name="apple-system" fo:letter-spacing="normal" fo:font-style="normal" fo:font-weight="normal"/>
    </style:style>
    <style:style style:name="T33" style:family="text">
      <style:text-properties fo:font-variant="normal" fo:text-transform="none" style:font-name="apple-system" fo:letter-spacing="normal" fo:font-style="normal" fo:font-weight="normal" officeooo:rsid="0016248a"/>
    </style:style>
    <style:style style:name="T34" style:family="text">
      <style:text-properties fo:font-variant="normal" fo:text-transform="none" fo:color="#21409a" style:font-name="apple-system" fo:font-size="10pt" fo:letter-spacing="normal" fo:font-style="normal" fo:font-weight="normal" officeooo:rsid="0016248a" style:font-size-asian="10pt" style:font-size-complex="10pt"/>
    </style:style>
    <style:style style:name="T35" style:family="text">
      <style:text-properties officeooo:rsid="0013d894"/>
    </style:style>
    <style:style style:name="T36" style:family="text">
      <style:text-properties officeooo:rsid="00437f0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a7afe" style:font-weight-asian="bold" style:font-weight-complex="bold"/>
    </style:style>
    <style:style style:name="T39" style:family="text">
      <style:text-properties fo:font-weight="bold" officeooo:rsid="004655fa" style:font-weight-asian="bold" style:font-weight-complex="bold"/>
    </style:style>
    <style:style style:name="T40" style:family="text">
      <style:text-properties fo:font-weight="bold" officeooo:rsid="00437f0f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437f0f" style:font-weight-asian="normal" style:font-weight-complex="normal"/>
    </style:style>
    <style:style style:name="T43" style:family="text">
      <style:text-properties officeooo:rsid="00341491" style:font-weight-asian="normal" style:font-weight-complex="normal"/>
    </style:style>
    <style:style style:name="T44" style:family="text">
      <style:text-properties officeooo:rsid="00143fa7" style:font-weight-asian="normal" style:font-weight-complex="normal"/>
    </style:style>
    <style:style style:name="T45" style:family="text">
      <style:text-properties officeooo:rsid="002a7afe"/>
    </style:style>
    <style:style style:name="T46" style:family="text">
      <style:text-properties officeooo:rsid="0044d5ed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143fa7" fo:background-color="transparent" loext:char-shading-value="0"/>
    </style:style>
    <style:style style:name="T49" style:family="text">
      <style:text-properties officeooo:rsid="004655fa"/>
    </style:style>
    <style:style style:name="T50" style:family="text">
      <style:text-properties officeooo:rsid="00143fa7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44d5ed"/>
    </style:style>
    <style:style style:name="T53" style:family="text">
      <style:text-properties style:text-underline-style="solid" style:text-underline-width="auto" style:text-underline-color="font-color" fo:background-color="transparent" loext:char-shading-value="0"/>
    </style:style>
    <style:style style:name="T54" style:family="text">
      <style:text-properties fo:color="#4285f4" style:text-line-through-style="none" style:text-line-through-type="none" style:font-name="Roboto1" fo:font-size="10.5pt" style:text-underline-style="none" style:text-blinking="false" fo:background-color="#ffffff" loext:char-shading-value="0"/>
    </style:style>
    <style:style style:name="T55" style:family="text">
      <style:text-properties style:text-line-through-style="none" style:text-line-through-type="none" style:font-name="Roboto1" fo:font-size="10.5pt" style:text-underline-style="none" style:text-blinking="false" fo:background-color="#ffffff" loext:char-shading-value="0"/>
    </style:style>
    <style:style style:name="T56" style:family="text">
      <style:text-properties fo:color="#000000"/>
    </style:style>
    <style:style style:name="T57" style:family="text">
      <style:text-properties fo:color="#000000" fo:font-size="10pt" officeooo:rsid="001790af" style:font-size-asian="10pt" style:font-size-complex="10pt"/>
    </style:style>
    <style:style style:name="T58" style:family="text">
      <style:text-properties officeooo:rsid="0016248a"/>
    </style:style>
    <style:style style:name="T59" style:family="text">
      <style:text-properties fo:color="#ce181e"/>
    </style:style>
    <style:style style:name="T60" style:family="text">
      <style:text-properties fo:color="#ce181e" officeooo:rsid="001619d4"/>
    </style:style>
    <style:style style:name="T61" style:family="text">
      <style:text-properties fo:color="#ce181e" officeooo:rsid="001606a8"/>
    </style:style>
    <style:style style:name="T62" style:family="text">
      <style:text-properties fo:color="#680059" officeooo:rsid="001619d4"/>
    </style:style>
    <style:style style:name="T63" style:family="text">
      <style:text-properties fo:color="#680059" officeooo:rsid="001606a8"/>
    </style:style>
    <style:style style:name="T64" style:family="text">
      <style:text-properties officeooo:rsid="001606a8"/>
    </style:style>
    <style:style style:name="T65" style:family="text">
      <style:text-properties style:font-name="SFMon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a xlink:type="simple" xlink:href="https://www.youtube.com/watch?v=3XlZWpLwvvo" text:style-name="Internet_20_link" text:visited-style-name="Visited_20_Internet_20_Link"><text:span text:style-name="T47">https://www.youtube.com/watch?v=3XlZWpLwvvo</text:span></text:a></text:p>
      <text:p text:style-name="P17"><text:span text:style-name="T47"/></text:p>
      <text:p text:style-name="P17"><text:bookmark text:name="docs-internal-guid-0e9e7905-7fff-0352-c9de-a60d55e36495"/><text:a xlink:type="simple" xlink:href="https://www.youtube.com/watch?v=3XlZWpLwvvo" text:style-name="Internet_20_link" text:visited-style-name="Visited_20_Internet_20_Link"><text:span text:style-name="T55">CÓMO USAR Git y GitHub FÁCILMENTE [ 2019 ] </text:span></text:a></text:p>
      <text:p text:style-name="P17"><text:span text:style-name="T55"/></text:p>
      <text:p text:style-name="P16"><text:span text:style-name="T55">La tarea es enviar el link del repositorio de Github con el ejercicio resuelto</text:span></text:p>
      <text:p text:style-name="P17"><text:a xlink:type="simple" xlink:href="https://github.com/LugonesM/prueba/tree/master" text:style-name="Internet_20_link" text:visited-style-name="Visited_20_Internet_20_Link"><text:span text:style-name="T55">https://github.com/LugonesM/prueba/tree/master</text:span></text:a></text:p>
      <text:p text:style-name="P17"><text:span text:style-name="T55"/></text:p>
      <text:p text:style-name="P17"><text:span text:style-name="T47"/></text:p>
      <text:p text:style-name="P17"><text:span text:style-name="T47"/></text:p>
      <text:p text:style-name="P17"><text:span text:style-name="T47"/></text:p>
      <text:p text:style-name="P17"><text:span text:style-name="T47"/></text:p>
      <text:p text:style-name="P17"><text:span text:style-name="T47"/></text:p>
      <text:p text:style-name="P30">CLASE 2</text:p>
      <text:p text:style-name="P30"/>
      <text:p text:style-name="P31">github</text:p>
      <text:p text:style-name="P34"/>
      <text:p text:style-name="P35">COMANDOS <text:span text:style-name="T58">BÁSICOS</text:span></text:p>
      <text:p text:style-name="P33"/>
      <text:p text:style-name="P32"><text:a xlink:type="simple" xlink:href="mailto:mel@mel-Inspiron-3583" text:style-name="Internet_20_link" text:visited-style-name="Visited_20_Internet_20_Link">mel@mel-Inspiron-3583</text:a><text:span text:style-name="T56">:~/Doc</text:span>umentos/prueba$ <text:span text:style-name="T60">git clone[direccioin de la carpeta del git] <text:s/></text:span><text:span text:style-name="T62">(descarga dicha carpeta en compu para trabajar de forma remota)</text:span></text:p>
      <text:p text:style-name="P32"/>
      <text:p text:style-name="P32">mel@mel-Inspiron-3583:~/Documentos/prueba$ <text:span text:style-name="T59">git status </text:span><text:span text:style-name="T63">(muestra todo lo que tiene la carpeta de git)</text:span></text:p>
      <text:p text:style-name="P32">En la rama master</text:p>
      <text:p text:style-name="P32">Tu rama está actualizada con 'origin/master'.</text:p>
      <text:p text:style-name="P32"/>
      <text:p text:style-name="P32">Archivos sin seguimiento:</text:p>
      <text:p text:style-name="P32"><text:s text:c="2"/>(usa "git add &lt;archivo&gt;..." para incluirlo a lo que se será confirmado)</text:p>
      <text:p text:style-name="P32"/>
      <text:p text:style-name="P32"><text:tab/>cuentas.<text:span text:style-name="T64">txt</text:span></text:p>
      <text:p text:style-name="P32"/>
      <text:p text:style-name="P32">no hay nada agregado al commit pero hay archivos sin seguimiento presentes (usa "git add" para hacerles seguimiento)</text:p>
      <text:p text:style-name="P32">mel@mel-Inspiron-3583:~/Documentos/prueba$ <text:span text:style-name="T59">git add cuentas.</text:span><text:span text:style-name="T61">txt </text:span><text:span text:style-name="T63">(añade al git esta nuevo documento creado)</text:span></text:p>
      <text:p text:style-name="P32">mel@mel-Inspiron-3583:~/Documentos/prueba$ <text:span text:style-name="T59">git diff </text:span><text:span text:style-name="T63">(muestra la diferencia, lo que añadimos o sacamos del git origunal recientemente en la compu, los cambios)</text:span></text:p>
      <text:p text:style-name="P32">diff --git a/cuentas b/cuentas</text:p>
      <text:p text:style-name="P32">deleted file mode 100644</text:p>
      <text:p text:style-name="P32">index d423e35..0000000</text:p>
      <text:p text:style-name="P32">--- a/cuentas</text:p>
      <text:p text:style-name="P32">+++ /dev/null</text:p>
      <text:p text:style-name="P32">@@ -1,9 +0,0 @@</text:p>
      <text:p text:style-name="P32">-holaa</text:p>
      <text:p text:style-name="P32">-</text:p>
      <text:p text:style-name="P32">mel@mel-Inspiron-3583:~/Documentos/prueba$ <text:span text:style-name="T59">git add . </text:span><text:span text:style-name="T63">(ese puntito añade todos los cambios que se hicieron en la compu al git original)</text:span></text:p>
      <text:p text:style-name="P36"/>
      <text:p text:style-name="P27"><text:span text:style-name="T64">mel@mel-Inspiron-3583:~/Documentos/prueba$ </text:span><text:span text:style-name="T61">git config --global user.email "m.b.lugones@gmail.com"</text:span></text:p>
      <text:p text:style-name="P27"><text:span text:style-name="T64">mel@mel-Inspiron-3583:~/Documentos/prueba$ </text:span><text:span text:style-name="T61">git config --global user.name "LugonesM"</text:span></text:p>
      <text:p text:style-name="P27"><text:span text:style-name="T64">mel@mel-Inspiron-3583:~/Documentos/prueba$ </text:span><text:span text:style-name="T61">git commit -m "añadimos el archivo cuentas.txt"</text:span><text:span text:style-name="T62">(crea el paquete que va a subir todo)</text:span></text:p>
      <text:p text:style-name="P28">[master 55b9f3d] añadimos el archivo cuentas.txt</text:p>
      <text:p text:style-name="P28"><text:s/>1 file changed, 8 insertions(+)</text:p>
      <text:p text:style-name="P28"><text:s/>create mode 100644 cuentas.txt</text:p>
      <text:p text:style-name="P27"/>
      <text:p text:style-name="P27">mel@mel-Inspiron-3583:~/Documentos/prueba$ <text:span text:style-name="T59">git push </text:span><text:span text:style-name="T62">(sube todo lo nuevo que pusimos al github)</text:span></text:p>
      <text:p text:style-name="P27">Username for 'https://github.com': <text:span text:style-name="T59">LugonesM</text:span></text:p>
      <text:p text:style-name="P27"><text:soft-page-break/>Password for 'https://LugonesM@github.com': <text:span text:style-name="T62">(la contraseña del github)</text:span></text:p>
      <text:p text:style-name="P27">Contando objetos: 3, listo.</text:p>
      <text:p text:style-name="P27">Delta compression using up to 8 threads.</text:p>
      <text:p text:style-name="P27">Comprimiendo objetos: 100% (2/2), listo.</text:p>
      <text:p text:style-name="P27">Escribiendo objetos: 100% (3/3), 347 bytes | 347.00 KiB/s, listo.</text:p>
      <text:p text:style-name="P27">Total 3 (delta 0), reused 0 (delta 0)</text:p>
      <text:p text:style-name="P27">To https://github.com/LugonesM/prueba.git</text:p>
      <text:p text:style-name="P27"><text:s text:c="3"/>98a6728..55b9f3d <text:s/>master -&gt; master</text:p>
      <text:p text:style-name="P27"/>
      <text:p text:style-name="P27"/>
      <text:p text:style-name="P27"/>
      <text:p text:style-name="P27"/>
      <text:p text:style-name="P27"/>
      <text:p text:style-name="P27"/>
      <text:p text:style-name="P20">CODIGO ABIERTO</text:p>
      <text:p text:style-name="P20"/>
      <text:p text:style-name="P21">sin una licencia, se aplican las leyes de derecho de autor predeterminadas, lo que implica que conservas todos los derechos de tu código fuente, y nadie puede reproducir, distribuir o crear trabajos a partir de tu trabajo. Si estás creando un proyecto de código abierto, te alentamos fuertemente a que incluyas una licencia de código abierto.</text:p>
      <text:p text:style-name="P21"/>
      <text:p text:style-name="P21">La mayoría de las personas coloca su texto de licencia en un archivo denominado <text:s text:c="2"/><text:span text:style-name="Source_20_Text"><text:span text:style-name="T65">LICENSE.txt </text:span></text:span>(o <text:span text:style-name="Source_20_Text"><text:span text:style-name="T65">LICENSE.md</text:span></text:span>) en la raíz del repositorio. <text:span text:style-name="T58">Otros en el readme.</text:span></text:p>
      <text:p text:style-name="P21"/>
      <text:p text:style-name="P37"><text:span text:style-name="T23">Puedes filtrar repositorios en función de su licencia o familia de licencia usando el calificador de  </text:span><text:span text:style-name="Source_20_Text"><text:span text:style-name="T29">licencia</text:span></text:span><text:span text:style-name="T23">  y la palabra clave exacta de la licencia. Cuando busques por una licencia de familia, los resultados incluirán todas las licencias de esa familia. Por ejemplo, cuando utilices la consulta </text:span><text:span text:style-name="Source_20_Text"><text:span text:style-name="T29">license:gpl</text:span></text:span><text:span text:style-name="T23">, los resultados incluirán los repositorios con licencia de GNU General Public License v2.0 y GNU General Public License v3.0.</text:span></text:p>
      <text:p text:style-name="P25"/>
      <text:p text:style-name="P25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38"/>
            </table:table-cell>
            <table:table-cell table:style-name="Tabla1.B1" office:value-type="string">
              <text:p text:style-name="P39">Palabra clave de la licencia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Academic Free License v3.0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Apache license 2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Artistic license 2.0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Boost Software License 1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BSD 2-clause "Simplified" license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BSD 3-clause "New" or "Revised" license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BSD 3-clause Clear license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Creative Commons license family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Creative Commons Zero v1.0 Universal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Creative Commons Attribution 4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Creative Commons Attribution Share Alike 4.0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Do What The F*ck You Want To Public License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Educational Community License v2.0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Eclipse Public License 1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European Union Public License 1.1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Affero General Public License v3.0</text:p>
          </table:table-cell>
        </table:table-row>
        <text:soft-page-break/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General Public License family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General Public License v2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General Public License v3.0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Lesser General Public License family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Lesser General Public License v2.1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GNU Lesser General Public License v3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ISC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LaTeX Project Public License v1.3c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Microsoft Public License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MIT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Mozilla Public License 2.0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Open Software License 3.0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PostgreSQL License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SIL Open Font License 1.1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University of Illinois/NCSA Open Source License</text:p>
          </table:table-cell>
        </table:table-row>
        <table:table-row table:style-name="Tabla1.3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The Unlicense</text:p>
          </table:table-cell>
        </table:table-row>
        <table:table-row table:style-name="Tabla1.1">
          <table:table-cell table:style-name="Tabla1.A1" office:value-type="string">
            <text:p text:style-name="P40"/>
          </table:table-cell>
          <table:table-cell table:style-name="Tabla1.A1" office:value-type="string">
            <text:p text:style-name="P41">zLib License</text:p>
          </table:table-cell>
        </table:table-row>
      </table:table>
      <text:p text:style-name="P25"/>
      <text:p text:style-name="P25"/>
      <text:p text:style-name="P29"><text:span text:style-name="T33">C</text:span><text:span text:style-name="T32">OMO ENCONTRAR EL TIPO DE LICENCIA</text:span></text:p>
      <text:p text:style-name="P20"/>
      <text:p text:style-name="P37"><text:a xlink:type="simple" xlink:href="https://github.com/benbalter/licensee" text:style-name="Internet_20_link" text:visited-style-name="Visited_20_Internet_20_Link"><text:span text:style-name="T30">El titular de licencia de la gema de código abierto Ruby</text:span></text:a><text:span text:style-name="T23"> </text:span><text:span text:style-name="T24">(</text:span><text:a xlink:type="simple" xlink:href="https://github.com/licensee/licensee" text:style-name="Internet_20_link" text:visited-style-name="Visited_20_Internet_20_Link">https://github.com/licensee/licensee</text:a><text:span text:style-name="T24">)</text:span><text:span text:style-name="T23">compara el archivo </text:span><text:span text:style-name="Emphasis"><text:span text:style-name="T26">LICENSE</text:span></text:span><text:span text:style-name="T23"> (LICENCIA) del repositorio con una lista corta de licencias conocidas. </text:span></text:p>
      <text:p text:style-name="P20"/>
      <text:p text:style-name="P37"><text:span text:style-name="T23">El titular de licencia también proporciona las </text:span><text:a xlink:type="simple" xlink:href="https://developer.github.com/v3/licenses/" text:style-name="Internet_20_link" text:visited-style-name="Visited_20_Internet_20_Link"><text:span text:style-name="T30">API de licencias</text:span></text:a><text:span text:style-name="T31">(</text:span><text:a xlink:type="simple" xlink:href="https://developer.github.com/v3/licenses/" text:style-name="Internet_20_link" text:visited-style-name="Visited_20_Internet_20_Link">https://developer.github.com/v3/licenses/</text:a><text:span text:style-name="T31">)</text:span><text:span text:style-name="T23"> y </text:span><text:a xlink:type="simple" xlink:href="https://github.com/blog/1964-open-source-license-usage-on-github-com" text:style-name="Internet_20_link" text:visited-style-name="Visited_20_Internet_20_Link"><text:span text:style-name="T25">nos da información sobre las licencias que tienen los repositorios de GitHub</text:span></text:a><text:span text:style-name="T23">.</text:span><text:span text:style-name="T24">(</text:span><text:a xlink:type="simple" xlink:href="https://github.blog/2015-03-09-open-source-license-usage-on-github-com/" text:style-name="Internet_20_link" text:visited-style-name="Visited_20_Internet_20_Link">https://github.blog/2015-03-09-open-source-license-usage-on-github-com/</text:a><text:span text:style-name="T24">)</text:span><text:span text:style-name="T23"> </text:span></text:p>
      <text:p text:style-name="P20"/>
      <text:p text:style-name="P37"><text:span text:style-name="T23">Si tu repositorio utiliza una licencia que no está detallada en el </text:span><text:a xlink:type="simple" xlink:href="http://choosealicense.com/appendix/" text:style-name="Internet_20_link" text:visited-style-name="Visited_20_Internet_20_Link"><text:span text:style-name="T30">Sitio web Choose a License</text:span></text:a><text:span text:style-name="T23">,</text:span><text:a xlink:type="simple" xlink:href="https://choosealicense.com/appendix/" text:style-name="Internet_20_link" text:visited-style-name="Visited_20_Internet_20_Link">https://choosealicense.com/appendix/</text:a><text:span text:style-name="T27">,</text:span><text:span text:style-name="T23"> puedes </text:span><text:a xlink:type="simple" xlink:href="https://github.com/github/choosealicense.com/blob/gh-pages/CONTRIBUTING.md#adding-a-license" text:style-name="Internet_20_link" text:visited-style-name="Visited_20_Internet_20_Link"><text:span text:style-name="T30">solicitar incluir la licencia</text:span></text:a><text:span text:style-name="T23">.</text:span><text:span text:style-name="T28">( </text:span><text:a xlink:type="simple" xlink:href="https://github.com/github/choosealicense.com/blob/gh-pages/CONTRIBUTING.md#adding-a-license" text:style-name="Internet_20_link" text:visited-style-name="Visited_20_Internet_20_Link"><text:span text:style-name="T34">https://github.com/github/choosealicense.com/blob/gh-pages/CONTRIBUTING.md#adding-a-license</text:span></text:a><text:span text:style-name="T28">)</text:span></text:p>
      <text:p text:style-name="P19"/>
      <text:p text:style-name="P19"/>
      <text:p text:style-name="P26"><text:span text:style-name="T57">El selector de licencias solo está disponible cuando creas un proyecto nuevo en GitHub. Puedes agregar manualmente una licencia utilizando el buscador(</text:span><text:a xlink:type="simple" xlink:href="https://help.github.com/es/articles/adding-a-license-to-a-repository" text:style-name="Internet_20_link" text:visited-style-name="Visited_20_Internet_20_Link">https://help.github.com/es/articles/adding-a-license-to-a-repository</text:a><text:span text:style-name="T57">)</text:span></text:p>
      <text:p text:style-name="P19"/>
      <text:p text:style-name="P26"><text:a xlink:type="simple" xlink:href="https://opensource.guide/legal/" text:style-name="Internet_20_link" text:visited-style-name="Visited_20_Internet_20_Link">https://opensource.guide/legal/</text:a><text:span text:style-name="T57"> para mas informacion legal</text:span></text:p>
      <text:p text:style-name="P18"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Roboto1" svg:font-family="Roboto, sans-serif"/>
    <style:font-face style:name="SFMono-Regular" svg:font-family="SFMono-Regular, Consolas, 'Liberation Mono', Menlo, monospace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8:06:41.657953167</meta:creation-date>
    <meta:generator>LibreOffice/6.0.7.3$Linux_X86_64 LibreOffice_project/00m0$Build-3</meta:generator>
    <dc:date>2020-05-04T13:02:15.937490525</dc:date>
    <meta:editing-duration>PT17M24S</meta:editing-duration>
    <meta:editing-cycles>2</meta:editing-cycles>
    <meta:document-statistic meta:table-count="1" meta:image-count="0" meta:object-count="0" meta:page-count="3" meta:paragraph-count="86" meta:word-count="684" meta:character-count="5161" meta:non-whitespace-character-count="4549"/>
  </office:meta>
</office:document-meta>
</file>